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56" draw:master-page-name="Master1-Layout7-blank-Blank" presentation:presentation-page-layout-name="Master1-PPL7" draw:id="Slide-256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/08/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9/08/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9/08/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9/08/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9/08/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9/08/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9/08/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9/08/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9/08/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9/08/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9/08/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9/08/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ão Pedro Simões</meta:initial-creator>
    <dc:creator>João Pedro Simões</dc:creator>
    <meta:creation-date>2017-08-19T14:14:08Z</meta:creation-date>
    <dc:date>2017-08-19T14:16:16Z</dc:date>
    <meta:editing-cycles>1</meta:editing-cycles>
    <meta:editing-duration>PT121S</meta:editing-duration>
    <meta:document-statistic meta:paragraph-count="0" meta:word-count="0"/>
  </office:meta>
</office:document-meta>
</file>